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9-15/6-5 Summit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South Dakota (15-8/9-2 Summit)</text:p>
          </table:table-cell>
          <table:table-cell office:value-type="string">
            <text:p>23</text:p>
          </table:table-cell>
          <table:table-cell office:value-type="string">
            <text:p>27</text:p>
          </table:table-cell>
          <table:table-cell office:value-type="string">
            <text:p>26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.18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57</text:p>
          </table:table-cell>
          <table:table-cell office:value-type="string">
            <text:p>.17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.17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61</text:p>
          </table:table-cell>
          <table:table-cell office:value-type="string">
            <text:p>.21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-.048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.3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1</text:p>
          </table:table-cell>
          <table:table-cell office:value-type="string">
            <text:p>23</text:p>
          </table:table-cell>
          <table:table-cell office:value-type="string">
            <text:p>215</text:p>
          </table:table-cell>
          <table:table-cell office:value-type="string">
            <text:p>.223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110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87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.200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84</text:p>
          </table:table-cell>
          <table:table-cell office:value-type="string">
            <text:p>.17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6</text:p>
          </table:table-cell>
          <table:table-cell office:value-type="string">
            <text:p>222</text:p>
          </table:table-cell>
          <table:table-cell office:value-type="string">
            <text:p>.167</text:p>
          </table:table-cell>
          <table:table-cell office:value-type="string">
            <text:p>57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1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